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841B97238176B657.jpg" manifest:media-type="image/jpeg"/>
  <manifest:file-entry manifest:full-path="Pictures/1000020100000280000001E03901BC204019C87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de29" officeooo:paragraph-rsid="0017de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3_a)</text:p>
      <text:p text:style-name="P1"/>
      <text:p text:style-name="P1"/>
      <text:p text:style-name="P1"><draw:frame draw:style-name="fr1" draw:name="Image2" text:anchor-type="paragraph" svg:x="0.2626in" svg:y="0.0146in" svg:width="6.4in" svg:height="4.8in" draw:z-index="1"><draw:image xlink:href="Pictures/1000020100000280000001E03901BC204019C87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6) Yes it is stable</text:p>
      <text:p text:style-name="P1"><draw:frame draw:style-name="fr1" draw:name="Image1" text:anchor-type="paragraph" svg:x="0.4102in" svg:y="1.1772in" svg:width="5.8335in" svg:height="4.3752in" draw:z-index="0"><draw:image xlink:href="Pictures/1000000000000230000001A4841B97238176B657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6:23:41.242489230</meta:creation-date>
    <dc:date>2019-01-30T16:25:36.797625033</dc:date>
    <meta:editing-duration>PT1M55S</meta:editing-duration>
    <meta:editing-cycles>1</meta:editing-cycles>
    <meta:document-statistic meta:table-count="0" meta:image-count="2" meta:object-count="0" meta:page-count="2" meta:paragraph-count="2" meta:word-count="6" meta:character-count="23" meta:non-whitespace-character-count="19"/>
    <meta:generator>LibreOffice/6.0.7.3$Linux_X86_64 LibreOffice_project/00m0$Build-3</meta:generator>
  </office:meta>
</office:document-meta>
</file>